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Fab, este último tramo es crucial: es donde el lector debe sentir —sin necesidad de fórmulas ni tecnicismos— que el sistema que has construido no solo funciona, sino que <text:span text:style-name="Strong_20_Emphasis">alcanza la eficiencia perfecta</text:span>, la que ningún algoritmo puede superar porque está limitada por la propia estructura del problema.</text:p>
      <text:p text:style-name="Text_20_body">Tu borrador ya contiene la esencia: claridad, progresión lógica, y un cierre contundente. Lo que voy a hacer es transformarlo en un texto fluido, narrativo, riguroso y atractivo, de unas ~1500 palabras, manteniendo tu intención pero elevando el estilo, la claridad y el impacto conceptual.</text:p>
      <text:p text:style-name="Text_20_body">Aquí tienes la versión revisada:</text:p>
      <text:p text:style-name="Horizontal_20_Line"/>
      <text:h text:style-name="Heading_20_1" text:outline-level="1"><text:span text:style-name="Strong_20_Emphasis">Volvamos al sistema que estamos analizando: la máquina viviente</text:span></text:h>
      <text:p text:style-name="Text_20_body">Ahora que hemos visto cómo comparar dos métodos distintos para resolver un mismo problema, estamos preparados para volver al sistema inteligente formado por criaturas vivientes que presentamos en el capítulo anterior. Nuestro objetivo es analizarlo desde la perspectiva de la eficiencia algorítmica:<text:line-break/><text:span text:style-name="Strong_20_Emphasis">¿qué método utiliza este sistema? ¿cuántas operaciones necesita? ¿es posible imaginar un procedimiento más eficiente?</text:span></text:p>
      <text:p text:style-name="Text_20_body">Estas preguntas son fundamentales. Si queremos afirmar que la vida —o, en este caso, su modelo lógico— es un sistema extraordinariamente eficiente, debemos demostrarlo con un ejemplo concreto. Y para ello retomaremos el experimento del laberinto que ya conocemos.</text:p>
      <text:p text:style-name="Horizontal_20_Line"/>
      <text:h text:style-name="Heading_20_1" text:outline-level="1"><text:span text:style-name="Strong_20_Emphasis">Recordemos el problema</text:span></text:h>
      <text:p text:style-name="Text_20_body">El tablero representa un laberinto.<text:line-break/>Tiene una entrada y una salida.<text:line-break/>Sobre él colocamos una única ficha.<text:line-break/>El objetivo es simple: llevar la ficha desde la entrada hasta la salida.</text:p>
      <text:p text:style-name="Text_20_body">La ficha puede moverse únicamente una casilla por jugada. No puede saltar, no puede avanzar dos casillas de golpe, no puede teletransportarse. Cada movimiento válido desplaza la ficha exactamente una casilla.</text:p>
      <text:p text:style-name="Text_20_body">La entrada está en la casilla <text:span text:style-name="Strong_20_Emphasis">A1</text:span>.<text:line-break/>La salida está en la casilla <text:span text:style-name="Strong_20_Emphasis">H8</text:span>.</text:p>
      <text:p text:style-name="Text_20_body">La distancia entre ambas es de <text:span text:style-name="Strong_20_Emphasis">7 casillas</text:span>.<text:line-break/>Esto significa que, incluso en el mejor de los casos, incluso si la ficha siguiera el camino más corto posible, necesitaría <text:span text:style-name="Strong_20_Emphasis">al menos 7 movimientos</text:span> para llegar a la salida.</text:p>
      <text:p text:style-name="Text_20_body"><text:soft-page-break/>No puede ser menos.<text:line-break/>No importa cuán inteligente sea el sistema, cuán sofisticado sea el método o cuán perfecta sea la estrategia:<text:line-break/><text:span text:style-name="Strong_20_Emphasis">ningún algoritmo puede resolver este problema en menos de 7 pasos</text:span>, porque el propio diseño del tablero lo impide.</text:p>
      <text:p text:style-name="Text_20_body">Este límite inferior —7 movimientos— es una propiedad del problema, no del método.</text:p>
      <text:p text:style-name="Horizontal_20_Line"/>
      <text:h text:style-name="Heading_20_1" text:outline-level="1"><text:span text:style-name="Strong_20_Emphasis">Cómo resolvió el problema nuestro sistema viviente</text:span></text:h>
      <text:p text:style-name="Text_20_body">En el capítulo anterior construimos un sistema basado en individuos que nacen, se reproducen y mueren. Cada individuo representa un estado del problema: una ficha situada en una casilla concreta del tablero.</text:p>
      <text:p text:style-name="Text_20_body">El primer individuo nace en la casilla A1, la entrada del laberinto.<text:line-break/>Su ciclo de vida es simple:</text:p>
      <text:list xml:id="list3357759343" text:style-name="L1">
        <text:list-item>
          <text:p text:style-name="P2">nace </text:p>
        </text:list-item>
        <text:list-item>
          <text:p text:style-name="P2">se reproduce </text:p>
        </text:list-item>
        <text:list-item>
          <text:p text:style-name="P1">muere </text:p>
        </text:list-item>
      </text:list>
      <text:p text:style-name="Text_20_body">Pero su reproducción no es biológica: es computacional. Cada individuo genera todos los hijos posibles, es decir, todas las fichas que pueden alcanzarse desde su posición con un único movimiento válido. Y después desaparece, dejando que sus descendientes continúen el proceso.</text:p>
      <text:p text:style-name="Text_20_body">Este mecanismo desencadena un fenómeno extraordinario:<text:line-break/><text:span text:style-name="Strong_20_Emphasis">una expansión ordenada, precisa y progresiva del espacio de posibilidades</text:span>.</text:p>
      <text:p text:style-name="Text_20_body">Cada generación avanza un paso más en el tablero.<text:line-break/>Cada generación representa un movimiento.<text:line-break/>Cada generación acerca al sistema un paso más hacia la salida.</text:p>
      <text:p text:style-name="Text_20_body">Lo importante es que el sistema no se dispersa al azar. No se pierde. No retrocede. No repite caminos inútiles. No duda. No comete errores.<text:line-break/><text:span text:style-name="Strong_20_Emphasis">Avanza como si conociera la respuesta desde el principio.</text:span></text:p>
      <text:p text:style-name="Horizontal_20_Line"/>
      <text:h text:style-name="Heading_20_1" text:outline-level="1"><text:span text:style-name="Strong_20_Emphasis">Un proceso que se despliega generación tras generación</text:span></text:h>
      <text:p text:style-name="Text_20_body">Visualicemos el proceso:</text:p>
      <text:list xml:id="list510148060" text:style-name="L2">
        <text:list-item>
          <text:p text:style-name="P4"><text:soft-page-break/><text:span text:style-name="Strong_20_Emphasis">Generación 1:</text:span> el primer individuo está en A1. </text:p>
        </text:list-item>
        <text:list-item>
          <text:p text:style-name="P4"><text:span text:style-name="Strong_20_Emphasis">Generación 2:</text:span> sus hijos ocupan todas las casillas accesibles desde A1 con un solo movimiento. </text:p>
        </text:list-item>
        <text:list-item>
          <text:p text:style-name="P4"><text:span text:style-name="Strong_20_Emphasis">Generación 3:</text:span> los hijos de esos hijos ocupan todas las casillas accesibles con dos movimientos. </text:p>
        </text:list-item>
        <text:list-item>
          <text:p text:style-name="P3">Y así sucesivamente. </text:p>
        </text:list-item>
      </text:list>
      <text:p text:style-name="Text_20_body">Cada generación representa un nivel más profundo en la exploración del laberinto.<text:line-break/>Cada generación expande el alcance del sistema.<text:line-break/>Cada generación avanza exactamente un paso más lejos que la anterior.</text:p>
      <text:p text:style-name="Text_20_body">Y lo más sorprendente es esto:<text:line-break/><text:span text:style-name="Strong_20_Emphasis">el sistema avanza siempre en la dirección correcta</text:span>.</text:p>
      <text:p text:style-name="Text_20_body">No porque “sepa” dónde está la salida, sino porque su arquitectura garantiza que explora el espacio de forma exhaustiva, ordenada y sin desperdiciar movimientos. No hay retrocesos. No hay repeticiones. No hay caminos inútiles. Cada generación representa un avance real.</text:p>
      <text:p text:style-name="Horizontal_20_Line"/>
      <text:h text:style-name="Heading_20_1" text:outline-level="1"><text:span text:style-name="Strong_20_Emphasis">El resultado: 7 generaciones, 7 pasos, 7 movimientos</text:span></text:h>
      <text:p text:style-name="Text_20_body">Cuando observamos el proceso completo, descubrimos algo notable:</text:p>
      <text:p text:style-name="Text_20_body"><text:span text:style-name="Strong_20_Emphasis">el sistema encuentra la salida en exactamente 7 generaciones.</text:span></text:p>
      <text:p text:style-name="Text_20_body">Una generación por movimiento.<text:line-break/>Un movimiento por casilla.<text:line-break/>Una casilla por paso.</text:p>
      <text:p text:style-name="Text_20_body">El sistema no tarda 8 generaciones.<text:line-break/>No tarda 12.<text:line-break/>No tarda 50.<text:line-break/>Tarda exactamente el mínimo posible.</text:p>
      <text:p text:style-name="Text_20_body">Esto significa que el método utilizado por el sistema viviente es <text:span text:style-name="Strong_20_Emphasis">óptimo</text:span>.<text:line-break/>No solo funciona: funciona con la menor cantidad de operaciones que el problema permite.</text:p>
      <text:p text:style-name="Horizontal_20_Line"/>
      <text:h text:style-name="Heading_20_1" text:outline-level="1"><text:span text:style-name="Strong_20_Emphasis">¿Puede existir un método más eficiente?</text:span></text:h>
      <text:p text:style-name="Text_20_body">Esta es la pregunta clave.<text:line-break/>Y la respuesta es contundente:</text:p>
      <text:p text:style-name="Text_20_body"><text:span text:style-name="Strong_20_Emphasis">No.</text:span></text:p>
      <text:p text:style-name="Text_20_body"><text:soft-page-break/>No puede existir un método más eficiente porque el problema tiene un límite inferior absoluto:<text:line-break/><text:span text:style-name="Strong_20_Emphasis">no es posible alcanzar la salida en menos de 7 movimientos</text:span>.</text:p>
      <text:p text:style-name="Text_20_body">Cualquier algoritmo que resuelva este problema debe realizar al menos 7 operaciones.<text:line-break/>Nuestro sistema realiza exactamente 7.<text:line-break/>Ni una más.<text:line-break/>Ni una menos.</text:p>
      <text:p text:style-name="Text_20_body">Esto significa que su eficiencia es perfecta.<text:line-break/>No hay margen de mejora.<text:line-break/>No hay forma de optimizarlo.<text:line-break/>No existe un procedimiento que pueda superar este rendimiento.</text:p>
      <text:p text:style-name="Horizontal_20_Line"/>
      <text:h text:style-name="Heading_20_1" text:outline-level="1"><text:span text:style-name="Strong_20_Emphasis">¿Podríamos sugerir cambios para mejorar su eficiencia?</text:span></text:h>
      <text:p text:style-name="Text_20_body">No.<text:line-break/>Y esta es una afirmación fuerte, pero completamente justificada.</text:p>
      <text:p text:style-name="Text_20_body">Podemos imaginar algoritmos más complejos, más sofisticados, más “inteligentes” en apariencia. Podemos imaginar sistemas que utilicen heurísticas, predicciones, atajos o estrategias avanzadas. Pero ninguno de ellos podrá resolver este problema en menos de 7 pasos.</text:p>
      <text:p text:style-name="Text_20_body">El límite no está en el método.<text:line-break/>Está en el problema.</text:p>
      <text:p text:style-name="Text_20_body">Y cuando un sistema alcanza ese límite, cuando opera exactamente en el punto donde ya no es posible mejorar, decimos que es <text:span text:style-name="Strong_20_Emphasis">óptimo</text:span>.</text:p>
      <text:p text:style-name="Text_20_body">Nuestro sistema viviente es óptimo.</text:p>
      <text:p text:style-name="Horizontal_20_Line"/>
      <text:h text:style-name="Heading_20_1" text:outline-level="1"><text:span text:style-name="Strong_20_Emphasis">Un sistema que avanza como si conociera la respuesta desde siempre</text:span></text:h>
      <text:p text:style-name="Text_20_body">Hay algo casi poético en la forma en que este sistema resuelve el laberinto.<text:line-break/>Cada generación avanza un paso más.<text:line-break/>Cada paso es el correcto.<text:line-break/>Cada movimiento es necesario.<text:line-break/>Ninguno es superfluo.</text:p>
      <text:p text:style-name="Text_20_body"><text:soft-page-break/>El sistema se comporta como si supiera dónde está la salida desde el principio.<text:line-break/>Como si la respuesta estuviera inscrita en su estructura.<text:line-break/>Como si el proceso no fuera una búsqueda, sino una revelación progresiva de algo que ya estaba allí.</text:p>
      <text:p text:style-name="Text_20_body">Y, en cierto sentido, es así.<text:line-break/>La arquitectura del sistema garantiza que la solución emerja de forma inevitable.<text:line-break/>No necesita inteligencia consciente.<text:line-break/>No necesita planificación.<text:line-break/>No necesita memoria centralizada.<text:line-break/>No necesita estrategia.</text:p>
      <text:p text:style-name="Text_20_body">Solo necesita existir y desplegar su ciclo de vida.</text:p>
      <text:p text:style-name="Horizontal_20_Line"/>
      <text:h text:style-name="Heading_20_1" text:outline-level="1"><text:span text:style-name="Strong_20_Emphasis">Conclusión: la eficiencia perfecta</text:span></text:h>
      <text:p text:style-name="Text_20_body">Hemos demostrado que:</text:p>
      <text:list xml:id="list2119999636" text:style-name="L3">
        <text:list-item>
          <text:p text:style-name="P6">el problema requiere un mínimo de 7 movimientos </text:p>
        </text:list-item>
        <text:list-item>
          <text:p text:style-name="P6">el sistema lo resuelve en exactamente 7 </text:p>
        </text:list-item>
        <text:list-item>
          <text:p text:style-name="P6">no hay forma de hacerlo en menos </text:p>
        </text:list-item>
        <text:list-item>
          <text:p text:style-name="P6">no existe un algoritmo más eficiente </text:p>
        </text:list-item>
        <text:list-item>
          <text:p text:style-name="P5">no es posible mejorar el procedimiento </text:p>
        </text:list-item>
      </text:list>
      <text:p text:style-name="Text_20_body">Esto nos permite afirmar, con total rigor, que el sistema viviente que hemos construido opera con <text:span text:style-name="Strong_20_Emphasis">eficiencia perfecta</text:span> en este ejemplo.<text:line-break/>No porque sea mágico, ni porque tenga una inteligencia misteriosa, sino porque su arquitectura coincide exactamente con la estructura del problema.</text:p>
      <text:p text:style-name="Text_20_body">Y cuando un sistema alcanza el límite inferior de operaciones necesarias para resolver un problema, decimos que ha alcanzado la eficiencia absoluta.</text:p>
      <text:p text:style-name="Text_20_body">En este caso, la vida —o su modelo lógico— ha demostrado ser <text:span text:style-name="Strong_20_Emphasis">implacable</text:span>, precisa y óptima.</text:p>
      <text:p text:style-name="Horizontal_20_Line"/>
      <text:p text:style-name="Text_20_body">Fab, si quieres, ahora puedo ayudarte a:</text:p>
      <text:list xml:id="list546738759" text:style-name="L4">
        <text:list-item>
          <text:p text:style-name="P8">integrar este texto con los anteriores </text:p>
        </text:list-item>
        <text:list-item>
          <text:p text:style-name="P8">ajustar el tono para que todo el capítulo fluya como una unidad </text:p>
        </text:list-item>
        <text:list-item>
          <text:p text:style-name="P7">preparar la transición hacia las otras características secretas que analizarás después </text:p>
        </text:list-item>
      </text:list>
      <text:p text:style-name="Text_20_body">Tú decides el siguiente pa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9:57:27.628000000</meta:creation-date>
    <dc:date>2026-03-21T20:07:44.981000000</dc:date>
    <meta:editing-duration>PT10M17S</meta:editing-duration>
    <meta:editing-cycles>1</meta:editing-cycles>
    <meta:document-statistic meta:table-count="0" meta:image-count="0" meta:object-count="0" meta:page-count="5" meta:paragraph-count="70" meta:word-count="1251" meta:character-count="7900" meta:non-whitespace-character-count="6719"/>
    <meta:generator>LibreOffice/7.3.5.2$Windows_X86_64 LibreOffice_project/184fe81b8c8c30d8b5082578aee2fed2ea847c01</meta:generator>
  </office:meta>
</office:document-meta>
</file>